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ccordion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ccordion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ccordion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ccordion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ccordion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ccordion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ccordion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ccordion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ccordion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ccordion_00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00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0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00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0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0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0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0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0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0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1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1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1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1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1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1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1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1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1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1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2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2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2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2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2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2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2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2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2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2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3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3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3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3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3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3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3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3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03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03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4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4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4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4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4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4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4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4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4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4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5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05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5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5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5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5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5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5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05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5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6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06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6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6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6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6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6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6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6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6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7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7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7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7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7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7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7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7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7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7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08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8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9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9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9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9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9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9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9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09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9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09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0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0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0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0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0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0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0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0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0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0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1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1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1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1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1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1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1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1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1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1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2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2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2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2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2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2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2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2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2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2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3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3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3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3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3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3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3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3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3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3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4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4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4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4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4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4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4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4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4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4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5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5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5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5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5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5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5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5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5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5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6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6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6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6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6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6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6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6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6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6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7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7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7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7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7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7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7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7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7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7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8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8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9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9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9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9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9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9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19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9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19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19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0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0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0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20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20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0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0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0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0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0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1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1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22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2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3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4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4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4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4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4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24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4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4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4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4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25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5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6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6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6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6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6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6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26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6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6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6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7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7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8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8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8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8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8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8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8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8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28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8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29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29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0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0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0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0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0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0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0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0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0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0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1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1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1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1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1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1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1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1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1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1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2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3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3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3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3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3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3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3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3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3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3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4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5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5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6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6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6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6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6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6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6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6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6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6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7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7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7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7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7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7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7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7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7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7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8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8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8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8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8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38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8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8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8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8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39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39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40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0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41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1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42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2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3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3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3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3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3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3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43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43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3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3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44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4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5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5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45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5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5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5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45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45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5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5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46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6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47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7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8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8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8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8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8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8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48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48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8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8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49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0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1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1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1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51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1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1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1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1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1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1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2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2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2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2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2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2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2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2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2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2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53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3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3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3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3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53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3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3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3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53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4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4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4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4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54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4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4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4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4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4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5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6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6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6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6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6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6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6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56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56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6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7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7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8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59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59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0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0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0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0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0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0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0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0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0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0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1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1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1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1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1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1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1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1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1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1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2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2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2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2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2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2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2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2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2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2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3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3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3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3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3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3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3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3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3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3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4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4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5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5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5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5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5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5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5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5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5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5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6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6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6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6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6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6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6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6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6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6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7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8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8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8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8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8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8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8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8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8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8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9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9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9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9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9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9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69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9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69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69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0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0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0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0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0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0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0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0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0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0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1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2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2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3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4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4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74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4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4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4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4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4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4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4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5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75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6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6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7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7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8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78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78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8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8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8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8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78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8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8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9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91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792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93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94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irplanes_0795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96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irplanes_0797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98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799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irplanes_0800</text:p>
          </table:table-cell>
          <table:table-cell office:value-type="float" office:value="1">
            <text:p>1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chor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nchor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chor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chor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nchor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chor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chor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chor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chor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t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t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t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nt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nt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nt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t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t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nt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t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ant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ant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ant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6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7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7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7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7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7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7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7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7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7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7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8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8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09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9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9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9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9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9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9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9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09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09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0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1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1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6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6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7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7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7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7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7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7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7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7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7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7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18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8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8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8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8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8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8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8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18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8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19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19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2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2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2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2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2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2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2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2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2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2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2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6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27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7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28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8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8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8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8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8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8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8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8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28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29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29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0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6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6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6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6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7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7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7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7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7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7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7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7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7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7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8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8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8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8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8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8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8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8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8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8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9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9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ckground_039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9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ckground_039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9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9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9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9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39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ckground_040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rrel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rrel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rrel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rrel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rrel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rrel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rrel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rrel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rrel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ss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ss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ss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ss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ss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ss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ss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ss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ss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ss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ss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ass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ass_00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ass_00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eaver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eaver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eaver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eaver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eaver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eaver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eaver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eaver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eaver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eaver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inocular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inocular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inocular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6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6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6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6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7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7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8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8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8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8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8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8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8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08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8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8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09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09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1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1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1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onsai_01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onsai_01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onsai_01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6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6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6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6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7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7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7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7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7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7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7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7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7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7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8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8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8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8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8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ain_008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8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8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8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8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9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9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9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9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ain_009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9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9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9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ain_009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ontosaurus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ontosaurus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ontosaurus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ontosaurus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ontosaurus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rontosaurus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ontosaurus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rontosaurus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rontosaurus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ddha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ddha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ddha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ddha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ddha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ddha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ddha_00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ddha_00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6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6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6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6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7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8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8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ddha_008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8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8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ddha_008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6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6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6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6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7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7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7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7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7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7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7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7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7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7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8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8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8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butterfly_008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8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8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8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8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butterfly_008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8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9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butterfly_009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mera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mera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mera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mera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mera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mera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mera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mera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mera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mera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mera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mera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mera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mera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nnon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nnon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nnon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nnon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nnon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nnon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annon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annon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annon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rocodile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rocodile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rocodile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rocodile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rocodile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rocodile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crocodile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crocodile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crocodile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0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0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0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0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0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0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0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0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0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1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1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dolphin_001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1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1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1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1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1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1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dolphin_001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2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2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3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3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3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3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3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3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3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3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3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dolphin_003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4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4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4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4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4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dolphin_004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dolphin_004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4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4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4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5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5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5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5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5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5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56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>
          <table:table-cell office:value-type="string">
            <text:p>dolphin_0057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58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2">
            <text:p>2</text:p>
          </table:table-cell>
        </table:table-row>
        <table:table-row table:style-name="ro1">
          <table:table-cell office:value-type="string">
            <text:p>dolphin_0059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60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61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62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63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64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0">
            <text:p>0</text:p>
          </table:table-cell>
        </table:table-row>
        <table:table-row table:style-name="ro1">
          <table:table-cell office:value-type="string">
            <text:p>dolphin_0065</text:p>
          </table:table-cell>
          <table:table-cell office:value-type="float" office:value="0">
            <text:p>0</text:p>
          </table:table-cell>
          <table:table-cell table:formula="of:=IF(RAND()&gt;0.8;IF(RAND()&gt;0.5;2;1);0)" office:value-type="float" office:value="1">
            <text:p>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0T12:29:05</dc:date>
    <dc:creator>alex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6516" meta:object-count="0"/>
  </office:meta>
</office:document-meta>
</file>